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'Calibri EmbeddedFont'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af40" officeooo:paragraph-rsid="0005af40"/>
    </style:style>
    <style:style style:name="P2" style:family="paragraph" style:parent-style-name="Title">
      <style:paragraph-properties fo:margin-top="0.42cm" fo:margin-bottom="0cm" loext:contextual-spacing="false"/>
      <style:text-properties style:font-name="Liberation Sans" officeooo:rsid="00007f5b" officeooo:paragraph-rsid="00077c23"/>
    </style:style>
    <style:style style:name="P3" style:family="paragraph" style:parent-style-name="Title">
      <style:paragraph-properties fo:margin-top="0cm" fo:margin-bottom="0.21cm" loext:contextual-spacing="false"/>
      <style:text-properties style:font-name="Liberation Sans" officeooo:rsid="00007f5b" officeooo:paragraph-rsid="00077c23"/>
    </style:style>
    <style:style style:name="P4" style:family="paragraph" style:parent-style-name="Heading_20_2">
      <style:text-properties style:font-name="Liberation Sans"/>
    </style:style>
    <style:style style:name="P5" style:family="paragraph" style:parent-style-name="Heading_20_2">
      <style:text-properties style:font-name="Liberation Sans" officeooo:rsid="0001c122" officeooo:paragraph-rsid="0005af40"/>
    </style:style>
    <style:style style:name="P6" style:family="paragraph" style:parent-style-name="Heading_20_2">
      <style:text-properties style:font-name="Liberation Sans" officeooo:rsid="00007f5b" officeooo:paragraph-rsid="0005af40"/>
    </style:style>
    <style:style style:name="P7" style:family="paragraph" style:parent-style-name="Heading_20_2">
      <style:text-properties officeooo:paragraph-rsid="0005af40"/>
    </style:style>
    <style:style style:name="P8" style:family="paragraph" style:parent-style-name="Standard">
      <style:text-properties style:font-name="Liberation Sans" officeooo:rsid="00007f5b" officeooo:paragraph-rsid="00007f5b"/>
    </style:style>
    <style:style style:name="P9" style:family="paragraph" style:parent-style-name="Standard" style:list-style-name="L4">
      <style:text-properties style:font-name="Liberation Sans" officeooo:rsid="0009067a" officeooo:paragraph-rsid="0009067a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09067a"/>
    </style:style>
    <style:style style:name="T1" style:family="text">
      <style:text-properties officeooo:rsid="00007f5b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6.1000003814697pt" fo:font-weight="bold" officeooo:rsid="0004706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5af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officeooo:rsid="0001c122"/>
    </style:style>
    <style:style style:name="T6" style:family="text">
      <style:text-properties style:font-name="Liberation Sans" officeooo:rsid="0005af40"/>
    </style:style>
    <style:style style:name="T7" style:family="text">
      <style:text-properties style:font-name="Liberation Sans" officeooo:rsid="0009067a"/>
    </style:style>
    <style:style style:name="T8" style:family="text">
      <style:text-properties style:font-name="Liberation Sans" officeooo:rsid="00007f5b"/>
    </style:style>
    <style:style style:name="T9" style:family="text">
      <style:text-properties style:font-name="Liberation Sans" fo:language="en" fo:country="US" officeooo:rsid="0009067a"/>
    </style:style>
    <style:style style:name="T10" style:family="text">
      <style:text-properties officeooo:rsid="0002eaeb"/>
    </style:style>
    <style:style style:name="T11" style:family="text">
      <style:text-properties officeooo:rsid="0005af40"/>
    </style:style>
    <style:style style:name="T12" style:family="text">
      <style:text-properties officeooo:rsid="00077c23"/>
    </style:style>
    <style:style style:name="T13" style:family="text">
      <style:text-properties officeooo:rsid="0009067a"/>
    </style:style>
    <style:style style:name="T14" style:family="text">
      <style:text-properties fo:font-variant="normal" fo:text-transform="none" fo:color="#0563c1" style:text-line-through-style="none" style:text-line-through-type="none" style:font-name="Calibri" fo:font-size="30pt" fo:letter-spacing="normal" fo:language="en" fo:country="US" fo:font-style="normal" style:text-underline-style="solid" style:text-underline-width="auto" style:text-underline-color="font-color" fo:font-weight="normal" style:text-blinking="false" loext:padding="0cm" loext:border="none"/>
    </style:style>
    <style:style style:name="T15" style:family="text">
      <style:text-properties fo:font-variant="normal" fo:text-transform="none" style:font-name="Arial" fo:font-size="24pt" fo:language="en" fo:country="US" fo:font-style="normal" fo:font-weight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24pt" fo:letter-spacing="normal" fo:language="en" fo:country="US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24pt" fo:letter-spacing="normal" fo:language="en" fo:country="US" fo:font-style="normal" style:text-underline-style="none" fo:font-weight="normal" officeooo:rsid="0009067a" style:text-blinking="false" loext:padding="0cm" loext:border="non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9067a"/>
    </style:style>
    <style:style style:name="T20" style:family="text">
      <style:text-properties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fo:color="#c9211e" style:font-name="Liberation Sans" fo:language="en" fo:country="US" officeooo:rsid="0009067a"/>
    </style:style>
    <style:style style:name="T22" style:family="text">
      <style:text-properties style:use-window-font-color="true" style:font-name="Liberation Sans" fo:language="en" fo:country="US" officeooo:rsid="0009067a"/>
    </style:style>
    <style:style style:name="T23" style:family="text">
      <style:text-properties style:use-window-font-color="true" style:font-name="Liberation Sans" fo:language="en" fo:country="US" officeooo:rsid="0009067a" fo:background-color="transparent" loext:char-shading-value="0"/>
    </style:style>
    <style:style style:name="T24" style:family="text">
      <style:text-properties style:use-window-font-color="true" style:font-name="Liberation Sans" fo:language="en" fo:country="US" officeooo:rsid="0009067a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python trace analysis on</text:p>
      <text:p text:style-name="P3"><text:span text:style-name="T12">MNIST</text:span> data</text:p>
      <text:h text:style-name="P4" text:outline-level="2"><text:span text:style-name="T1">1. </text:span>Data<text:span text:style-name="T1">set</text:span></text:h>
      <text:p text:style-name="P8">- Source:</text:p>
      <text:list xml:id="list3659825385" text:style-name="L4">
        <text:list-item>
          <text:p text:style-name="P9">l</text:p>
        </text:list-item>
        <text:list-item>
          <text:p text:style-name="P9"/>
        </text:list-item>
      </text:list>
      <text:p text:style-name="P1"/>
      <text:h text:style-name="P5" text:outline-level="2">2. <text:span text:style-name="T11">Code</text:span></text:h>
      <text:p text:style-name="P10"><text:span text:style-name="T6">R</text:span><text:span text:style-name="T7">eference sources: </text:span></text:p>
      <text:p text:style-name="P10"><text:span text:style-name="T24">- </text:span><text:a xlink:type="simple" xlink:href="https://mlfromscratch.com/neural-network-tutorial/#/" text:style-name="Internet_20_link" text:visited-style-name="Visited_20_Internet_20_Link">https://mlfromscratch.com/neural-network-tutorial/#/</text:a><text:span text:style-name="T24"> <text:s/></text:span></text:p>
      <text:p text:style-name="P10"><text:span text:style-name="T24">- </text:span><text:a xlink:type="simple" xlink:href="https://github.com/pytorch/examples/blob/main/mnist/main.py" text:style-name="Internet_20_link" text:visited-style-name="Visited_20_Internet_20_Link">https://github.com/pytorch/examples/blob/main/mnist/main.py</text:a></text:p>
      <text:p text:style-name="P10"><text:span text:style-name="T24"/></text:p>
      <text:h text:style-name="P7" text:outline-level="2"><text:span text:style-name="T10">3. </text:span><text:span text:style-name="T5">Trace analysis res</text:span><text:span text:style-name="T8">ult</text:span></text:h>
      <text:h text:style-name="P6" text:outline-level="2"><text:span text:style-name="T20">4. Test result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'Calibri EmbeddedFont', 'Calibri MSFontService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00:42:19.140979204</meta:creation-date>
    <dc:date>2022-09-08T01:45:52.542283782</dc:date>
    <meta:editing-duration>PT26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8" meta:character-count="238" meta:non-whitespace-character-count="220"/>
  </office:meta>
</office:document-meta>
</file>